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1F0000015ED256CD859E86972A.png" manifest:media-type="image/png"/>
  <manifest:file-entry manifest:full-path="Pictures/1000000000000430000000287C273AD46D43AE6A.png" manifest:media-type="image/png"/>
  <manifest:file-entry manifest:full-path="Pictures/1000000000000258000000A9A0465AE79C031687.png" manifest:media-type="image/png"/>
  <manifest:file-entry manifest:full-path="Pictures/10000000000000F8000000DA14EA7C4DEADCA2FD.png" manifest:media-type="image/png"/>
  <manifest:file-entry manifest:full-path="Pictures/10000000000002B3000000D77BE2590CB27F1864.png" manifest:media-type="image/png"/>
  <manifest:file-entry manifest:full-path="Pictures/1000000000000168000000795D2124A9B1924D88.png" manifest:media-type="image/png"/>
  <manifest:file-entry manifest:full-path="Pictures/100000000000043800000043B3906B24CAC6612F.png" manifest:media-type="image/png"/>
  <manifest:file-entry manifest:full-path="Pictures/10000000000003480000013F8E3F5F41E10BF435.png" manifest:media-type="image/png"/>
  <manifest:file-entry manifest:full-path="Pictures/1000000000000341000000419BC3D80CA47ED442.png" manifest:media-type="image/png"/>
  <manifest:file-entry manifest:full-path="Pictures/10000000000000CB00000079D367B848A4F37B4A.png" manifest:media-type="image/png"/>
  <manifest:file-entry manifest:full-path="Pictures/1000000000000113000000EF14962FDD505C800F.png" manifest:media-type="image/png"/>
  <manifest:file-entry manifest:full-path="Pictures/100000000000047C0000007D6276CE0215AA0ADF.png" manifest:media-type="image/png"/>
  <manifest:file-entry manifest:full-path="Pictures/100000000000034B00000093B01E8209438E3B63.png" manifest:media-type="image/png"/>
  <manifest:file-entry manifest:full-path="Pictures/10000000000002F00000014665002849C1E910BC.png" manifest:media-type="image/png"/>
  <manifest:file-entry manifest:full-path="Pictures/100000000000047A0000007F6097DB102ED5E442.png" manifest:media-type="image/png"/>
  <manifest:file-entry manifest:full-path="Pictures/10000000000003210000017EB87B9BC246217D6B.png" manifest:media-type="image/png"/>
  <manifest:file-entry manifest:full-path="Pictures/1000000000000345000001609FF52BE98B672696.png" manifest:media-type="image/png"/>
  <manifest:file-entry manifest:full-path="Pictures/1000000000000161000000F69D7CDB92346436DD.png" manifest:media-type="image/png"/>
  <manifest:file-entry manifest:full-path="Pictures/10000000000003070000005431AFC2C9969FC3F1.png" manifest:media-type="image/png"/>
  <manifest:file-entry manifest:full-path="Pictures/10000000000003000000007932B53F568F49C96A.png" manifest:media-type="image/png"/>
  <manifest:file-entry manifest:full-path="Pictures/100000000000030C0000019B007FCC177DC73371.png" manifest:media-type="image/png"/>
  <manifest:file-entry manifest:full-path="Pictures/10000000000003410000018544C6573A34A03D62.png" manifest:media-type="image/png"/>
  <manifest:file-entry manifest:full-path="Pictures/10000000000003580000014E8D41AFA568A135EE.png" manifest:media-type="image/png"/>
  <manifest:file-entry manifest:full-path="Pictures/100000000000015B000000EF1A1A4CFB6D7367E4.png" manifest:media-type="image/png"/>
  <manifest:file-entry manifest:full-path="Pictures/1000000000000358000001789102B6BBB9BA880E.png" manifest:media-type="image/png"/>
  <manifest:file-entry manifest:full-path="Pictures/1000000000000118000000557E5330F5C91DB7E9.png" manifest:media-type="image/png"/>
  <manifest:file-entry manifest:full-path="Pictures/100000000000035A000001F0FB0A54DED7F0A151.png" manifest:media-type="image/png"/>
  <manifest:file-entry manifest:full-path="Pictures/100000000000047A0000008046C503C21609D827.png" manifest:media-type="image/png"/>
  <manifest:file-entry manifest:full-path="Pictures/1000000000000351000001E5083BF2ABAFADC330.png" manifest:media-type="image/png"/>
  <manifest:file-entry manifest:full-path="Pictures/10000000000003250000009BE7E805160ABA6771.png" manifest:media-type="image/png"/>
  <manifest:file-entry manifest:full-path="Pictures/1000000000000127000000FA283DFD8DCD6F8D40.png" manifest:media-type="image/png"/>
  <manifest:file-entry manifest:full-path="Pictures/100000000000047B00000081EA2A7421C47E8DFA.png" manifest:media-type="image/png"/>
  <manifest:file-entry manifest:full-path="Pictures/1000000000000358000001CCA98EDFDA3E1181EC.png" manifest:media-type="image/png"/>
  <manifest:file-entry manifest:full-path="Pictures/100000000000016900000104B643A53FCAE447E7.png" manifest:media-type="image/png"/>
  <manifest:file-entry manifest:full-path="Pictures/1000000000000427000000524BB3D9C029700B12.png" manifest:media-type="image/png"/>
  <manifest:file-entry manifest:full-path="Pictures/10000000000002F50000004D4C071545C7D6EB1E.png" manifest:media-type="image/png"/>
  <manifest:file-entry manifest:full-path="Pictures/10000000000002F700000076DA0B9AA5310C5CB3.png" manifest:media-type="image/png"/>
  <manifest:file-entry manifest:full-path="Pictures/1000000000000328000000F48AC0598096481E4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7cm, 0cm, 0.343cm, 0.952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14cm, 0cm, 1.129cm, 0.94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Object_20_with_20_no_20_fill_20_and_20_no_20_line">
      <style:graphic-properties svg:stroke-color="#ffcc8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8d7aa" draw:fill-color="#f8d7aa" draw:textarea-horizontal-align="justify" draw:textarea-vertical-align="middle" draw:auto-grow-height="false" fo:min-height="0.267cm" fo:min-width="0cm"/>
    </style:style>
    <style:style style:name="gr9" style:family="graphic" style:parent-style-name="Object_20_with_20_no_20_fill_20_and_20_no_20_line">
      <style:graphic-properties svg:stroke-color="#f8d7aa" draw:fill-color="#f8d7aa" draw:textarea-horizontal-align="center" draw:textarea-vertical-align="middle" draw:ole-draw-aspect="1"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5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54cm, 0cm, 0cm, 0cm)" draw:image-opacity="100%" style:mirror="none"/>
      <style:paragraph-properties style:writing-mode="lr-tb"/>
    </style:style>
    <style:style style:name="gr13" style:family="graphic" style:parent-style-name="standard">
      <style:graphic-properties svg:stroke-color="#eccea5" draw:fill-color="#f8d7aa" draw:textarea-horizontal-align="justify" draw:textarea-vertical-align="middle" draw:auto-grow-height="false" fo:min-height="1.338cm" fo:min-width="6.168cm"/>
    </style:style>
    <style:style style:name="gr14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15" style:family="graphic" style:parent-style-name="standard">
      <style:graphic-properties svg:stroke-color="#eccea5" draw:fill-color="#f8d7aa" draw:textarea-horizontal-align="justify" draw:textarea-vertical-align="middle" draw:auto-grow-height="false" fo:min-height="0.067cm" fo:min-width="1.088cm"/>
    </style:style>
    <style:style style:name="P1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5429" loext:opacity="100%" fo:font-weight="bold" fo:background-color="#ffff00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5429" loext:opacity="100%" fo:font-weight="bold" fo:background-color="#ffff00" style:font-weight-asian="bold" style:font-weight-complex="bold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-color="#f8d7aa"/>
      <style:paragraph-properties fo:text-align="center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color="#ff5429" loext:opacity="100%" fo:font-weight="bold" fo:background-color="#ffff00" style:font-weight-asian="bold" style:font-weight-complex="bold"/>
    </style:style>
    <style:style style:name="T3" style:family="text">
      <style:text-properties fo:background-color="#e6e905" style:font-size-asian="8pt" style:font-size-complex="8pt"/>
    </style:style>
    <style:style style:name="T4" style:family="text">
      <style:text-properties style:font-size-asian="8pt" style:font-size-complex="8pt"/>
    </style:style>
    <style:style style:name="T5" style:family="text">
      <style:text-properties fo:background-color="#ff8000" style:font-size-asian="8pt" style:font-size-complex="8pt"/>
    </style:style>
    <style:style style:name="T6" style:family="text">
      <style:text-properties fo:background-color="transparen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1.825cm" svg:x="1cm" svg:y="1.08cm">
          <draw:text-box>
            <text:p text:style-name="P1"><text:span text:style-name="T1"><text:tab/></text:span><text:span text:style-name="T1"><text:tab/></text:span><text:span text:style-name="T1">Chapter-14 | Exercise Short Questions.</text:span></text:p>
          </draw:text-box>
        </draw:frame>
        <draw:frame draw:style-name="gr2" draw:text-style-name="P3" draw:layer="layout" svg:width="14.605cm" svg:height="4.762cm" svg:x="1cm" svg:y="6.415cm">
          <draw:image xlink:href="Pictures/10000000000003480000013F8E3F5F41E10BF435.png" xlink:type="simple" xlink:show="embed" xlink:actuate="onLoad" draw:mime-type="image/png">
            <text:p/>
          </draw:image>
        </draw:frame>
        <draw:frame draw:style-name="gr2" draw:text-style-name="P3" draw:layer="layout" svg:width="4.985cm" svg:height="4.762cm" svg:x="15.605cm" svg:y="6.415cm">
          <draw:image xlink:href="Pictures/1000000000000161000000F69D7CDB92346436DD.png" xlink:type="simple" xlink:show="embed" xlink:actuate="onLoad" draw:mime-type="image/png">
            <text:p/>
          </draw:image>
        </draw:frame>
        <draw:frame draw:style-name="gr2" draw:text-style-name="P3" draw:layer="layout" svg:width="14.605cm" svg:height="4.763cm" svg:x="1cm" svg:y="11.277cm">
          <draw:image xlink:href="Pictures/1000000000000345000001609FF52BE98B672696.png" xlink:type="simple" xlink:show="embed" xlink:actuate="onLoad" draw:mime-type="image/png">
            <text:p/>
          </draw:image>
        </draw:frame>
        <draw:frame draw:style-name="gr2" draw:text-style-name="P3" draw:layer="layout" svg:width="4.985cm" svg:height="4.762cm" svg:x="15.605cm" svg:y="11.278cm">
          <draw:image xlink:href="Pictures/100000000000015B000000EF1A1A4CFB6D7367E4.png" xlink:type="simple" xlink:show="embed" xlink:actuate="onLoad" draw:mime-type="image/png">
            <text:p/>
          </draw:image>
        </draw:frame>
        <draw:frame draw:style-name="gr2" draw:text-style-name="P3" draw:layer="layout" svg:width="19.589cm" svg:height="3.414cm" svg:x="1.001cm" svg:y="2.905cm">
          <draw:image xlink:href="Pictures/100000000000034B00000093B01E8209438E3B63.png" xlink:type="simple" xlink:show="embed" xlink:actuate="onLoad" draw:mime-type="image/png">
            <text:p/>
          </draw:image>
        </draw:frame>
        <draw:frame draw:style-name="gr2" draw:text-style-name="P3" draw:layer="layout" svg:width="19.589cm" svg:height="2.54cm" svg:x="1cm" svg:y="17.192cm">
          <draw:image xlink:href="Pictures/100000000000047A0000007F6097DB102ED5E442.png" xlink:type="simple" xlink:show="embed" xlink:actuate="onLoad" draw:mime-type="image/png">
            <text:p/>
          </draw:image>
        </draw:frame>
        <draw:frame draw:style-name="gr2" draw:text-style-name="P3" draw:layer="layout" svg:width="19.573cm" svg:height="7.135cm" svg:x="1.017cm" svg:y="19.805cm">
          <draw:image xlink:href="Pictures/1000000000000358000001789102B6BBB9BA880E.png" xlink:type="simple" xlink:show="embed" xlink:actuate="onLoad" draw:mime-type="image/png">
            <text:p/>
          </draw:image>
        </draw:frame>
        <draw:frame draw:style-name="gr3" draw:text-style-name="P5" draw:layer="layout" svg:width="2.222cm" svg:height="0.962cm" svg:x="0.6cm" svg:y="2.052cm">
          <draw:text-box>
            <text:p text:style-name="P4"><text:span text:style-name="T2"><text:s/></text:span><text:span text:style-name="T2">14.1</text:span></text:p>
          </draw:text-box>
        </draw:frame>
        <draw:frame draw:style-name="gr3" draw:text-style-name="P5" draw:layer="layout" svg:width="2.222cm" svg:height="0.962cm" svg:x="0.582cm" svg:y="16.33cm">
          <draw:text-box>
            <text:p text:style-name="P4"><text:span text:style-name="T2"><text:s/></text:span><text:span text:style-name="T2">14.2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9.59cm" svg:height="6.441cm" svg:x="1cm" svg:y="1cm">
          <draw:image xlink:href="Pictures/10000000000003580000014E8D41AFA568A135EE.png" xlink:type="simple" xlink:show="embed" xlink:actuate="onLoad" draw:mime-type="image/png">
            <text:p/>
          </draw:image>
        </draw:frame>
        <draw:frame draw:style-name="gr2" draw:text-style-name="P3" draw:layer="layout" svg:width="19.589cm" svg:height="2.131cm" svg:x="1cm" svg:y="8.455cm">
          <draw:image xlink:href="Pictures/100000000000047C0000007D6276CE0215AA0ADF.png" xlink:type="simple" xlink:show="embed" xlink:actuate="onLoad" draw:mime-type="image/png">
            <text:p/>
          </draw:image>
        </draw:frame>
        <draw:frame draw:style-name="gr3" draw:text-style-name="P5" draw:layer="layout" svg:width="2.222cm" svg:height="0.962cm" svg:x="0.582cm" svg:y="7.53cm">
          <draw:text-box>
            <text:p text:style-name="P4"><text:span text:style-name="T2"><text:s/></text:span><text:span text:style-name="T2">14.3</text:span></text:p>
          </draw:text-box>
        </draw:frame>
        <draw:frame draw:style-name="gr2" draw:text-style-name="P3" draw:layer="layout" svg:width="11.747cm" svg:height="5.227cm" svg:x="1cm" svg:y="10.695cm">
          <draw:image xlink:href="Pictures/10000000000003410000018544C6573A34A03D62.png" xlink:type="simple" xlink:show="embed" xlink:actuate="onLoad" draw:mime-type="image/png">
            <text:p/>
          </draw:image>
        </draw:frame>
        <draw:frame draw:style-name="gr4" draw:text-style-name="P3" draw:layer="layout" svg:width="4.634cm" svg:height="2.379cm" svg:x="12.747cm" svg:y="10.686cm">
          <draw:image xlink:href="Pictures/10000000000000CB00000079D367B848A4F37B4A.png" xlink:type="simple" xlink:show="embed" xlink:actuate="onLoad" draw:mime-type="image/png">
            <text:p/>
          </draw:image>
        </draw:frame>
        <draw:frame draw:style-name="gr5" draw:text-style-name="P3" draw:layer="layout" svg:width="7.843cm" svg:height="1.787cm" svg:x="12.747cm" svg:y="14.117cm">
          <draw:image xlink:href="Pictures/1000000000000168000000795D2124A9B1924D88.png" xlink:type="simple" xlink:show="embed" xlink:actuate="onLoad" draw:mime-type="image/png">
            <text:p/>
          </draw:image>
        </draw:frame>
        <draw:frame draw:style-name="gr2" draw:text-style-name="P3" draw:layer="layout" svg:width="11.747cm" svg:height="0.953cm" svg:x="1cm" svg:y="15.922cm">
          <draw:image xlink:href="Pictures/1000000000000341000000419BC3D80CA47ED442.png" xlink:type="simple" xlink:show="embed" xlink:actuate="onLoad" draw:mime-type="image/png">
            <text:p/>
          </draw:image>
        </draw:frame>
        <draw:frame draw:style-name="gr2" draw:text-style-name="P3" draw:layer="layout" svg:width="11.747cm" svg:height="6.862cm" svg:x="1cm" svg:y="16.975cm">
          <draw:image xlink:href="Pictures/100000000000035A000001F0FB0A54DED7F0A151.png" xlink:type="simple" xlink:show="embed" xlink:actuate="onLoad" draw:mime-type="image/png">
            <text:p/>
          </draw:image>
        </draw:frame>
        <draw:frame draw:style-name="gr2" draw:text-style-name="P3" draw:layer="layout" svg:width="7.406cm" svg:height="2.247cm" svg:x="12.744cm" svg:y="21.62cm">
          <draw:image xlink:href="Pictures/1000000000000118000000557E5330F5C91DB7E9.png" xlink:type="simple" xlink:show="embed" xlink:actuate="onLoad" draw:mime-type="image/png">
            <text:p/>
          </draw:image>
        </draw:frame>
        <draw:frame draw:style-name="gr4" draw:text-style-name="P3" draw:layer="layout" svg:width="4.634cm" svg:height="2.223cm" svg:x="12.747cm" svg:y="16.992cm">
          <draw:image xlink:href="Pictures/10000000000000CB00000079D367B848A4F37B4A.png" xlink:type="simple" xlink:show="embed" xlink:actuate="onLoad" draw:mime-type="image/png">
            <text:p/>
          </draw:image>
        </draw:frame>
        <draw:frame draw:style-name="gr6" draw:text-style-name="P7" draw:layer="layout" svg:width="8.478cm" svg:height="1.039cm" svg:x="12.524cm" svg:y="23.225cm">
          <draw:text-box>
            <text:p text:style-name="P6"><text:span text:style-name="T3">1</text:span><text:span text:style-name="T4"> <text:s text:c="4"/></text:span><text:span text:style-name="T5">2</text:span><text:span text:style-name="T4"> <text:s text:c="3"/></text:span><text:span text:style-name="T3">3</text:span><text:span text:style-name="T4"> <text:s text:c="2"/></text:span><text:span text:style-name="T5">4</text:span><text:span text:style-name="T6"> <text:s text:c="3"/></text:span><text:span text:style-name="T3">5</text:span><text:span text:style-name="T6"> <text:s text:c="3"/></text:span><text:span text:style-name="T5">6</text:span><text:span text:style-name="T6"> <text:s text:c="2"/></text:span><text:span text:style-name="T3">7</text:span><text:span text:style-name="T6"> <text:s text:c="3"/></text:span><text:span text:style-name="T5">8</text:span><text:span text:style-name="T6"> <text:s text:c="3"/></text:span><text:span text:style-name="T3">9</text:span><text:span text:style-name="T6"> <text:s text:c="2"/></text:span><text:span text:style-name="T5">10</text:span><text:span text:style-name="T6"> <text:s/></text:span><text:span text:style-name="T3">11</text:span><text:span text:style-name="T6"> <text:s/></text:span><text:span text:style-name="T5">12</text:span><text:span text:style-name="T6"> </text:span><text:span text:style-name="T3">13</text:span><text:span text:style-name="T6"> <text:s/></text:span><text:span text:style-name="T5">14</text:span><text:span text:style-name="T6"> </text:span><text:span text:style-name="T3">15</text:span><text:span text:style-name="T6"> <text:s/></text:span><text:span text:style-name="T5">16</text:span></text:p>
          </draw:text-box>
        </draw:frame>
      </draw:page>
      <draw:page draw:name="page3" draw:style-name="dp1" draw:master-page-name="Default">
        <draw:frame draw:style-name="gr2" draw:text-style-name="P3" draw:layer="layout" svg:width="19.589cm" svg:height="2.186cm" svg:x="1cm" svg:y="2.27cm">
          <draw:image xlink:href="Pictures/100000000000047A0000008046C503C21609D827.png" xlink:type="simple" xlink:show="embed" xlink:actuate="onLoad" draw:mime-type="image/png">
            <text:p/>
          </draw:image>
        </draw:frame>
        <draw:frame draw:style-name="gr3" draw:text-style-name="P5" draw:layer="layout" svg:width="2.222cm" svg:height="0.962cm" svg:x="0.582cm" svg:y="1.43cm">
          <draw:text-box>
            <text:p text:style-name="P4"><text:span text:style-name="T2"><text:s/></text:span><text:span text:style-name="T2">14.4</text:span></text:p>
          </draw:text-box>
        </draw:frame>
        <draw:frame draw:style-name="gr7" draw:text-style-name="P3" draw:layer="layout" svg:width="14.605cm" svg:height="7.303cm" svg:x="1cm" svg:y="4.492cm">
          <draw:image xlink:href="Pictures/1000000000000351000001E5083BF2ABAFADC330.png" xlink:type="simple" xlink:show="embed" xlink:actuate="onLoad" draw:mime-type="image/png">
            <text:p/>
          </draw:image>
        </draw:frame>
        <draw:custom-shape draw:style-name="gr8" draw:text-style-name="P8" draw:layer="layout" svg:width="0.218cm" svg:height="0.517cm" svg:x="10.207cm" svg:y="10.32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999cm" svg:height="0.999cm" svg:x="10.113cm" svg:y="10.3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8" draw:layer="layout" svg:width="0.218cm" svg:height="0.517cm" svg:x="9.989cm" svg:y="9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218cm" svg:height="0.517cm" svg:x="8.402cm" svg:y="10.20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378cm" svg:height="0.522cm" svg:x="8.302cm" svg:y="10.2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0.378cm" svg:height="0.522cm" svg:x="9.89cm" svg:y="9.3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3" draw:layer="layout" svg:width="4.985cm" svg:height="7.303cm" svg:x="15.605cm" svg:y="4.492cm">
          <draw:image xlink:href="Pictures/1000000000000127000000FA283DFD8DCD6F8D40.png" xlink:type="simple" xlink:show="embed" xlink:actuate="onLoad" draw:mime-type="image/png">
            <text:p/>
          </draw:image>
        </draw:frame>
        <draw:frame draw:style-name="gr3" draw:text-style-name="P5" draw:layer="layout" svg:width="2.222cm" svg:height="0.962cm" svg:x="0.565cm" svg:y="12.212cm">
          <draw:text-box>
            <text:p text:style-name="P4"><text:span text:style-name="T2"><text:s/></text:span><text:span text:style-name="T2">14.5</text:span></text:p>
          </draw:text-box>
        </draw:frame>
        <draw:frame draw:style-name="gr12" draw:text-style-name="P3" draw:layer="layout" svg:width="19.589cm" svg:height="2.101cm" svg:x="1cm" svg:y="13.065cm">
          <draw:image xlink:href="Pictures/100000000000047B00000081EA2A7421C47E8DFA.png" xlink:type="simple" xlink:show="embed" xlink:actuate="onLoad" draw:mime-type="image/png">
            <text:p text:style-name="P3"/>
          </draw:image>
        </draw:frame>
        <draw:frame draw:style-name="gr2" draw:text-style-name="P3" draw:layer="layout" svg:width="14.605cm" svg:height="8.255cm" svg:x="1cm" svg:y="15.287cm">
          <draw:image xlink:href="Pictures/1000000000000358000001CCA98EDFDA3E1181EC.png" xlink:type="simple" xlink:show="embed" xlink:actuate="onLoad" draw:mime-type="image/png">
            <text:p/>
          </draw:image>
        </draw:frame>
        <draw:custom-shape draw:style-name="gr13" draw:text-style-name="P8" draw:layer="layout" svg:width="6.668cm" svg:height="1.588cm" svg:x="8.937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218cm" svg:height="0.517cm" svg:x="6.337cm" svg:y="9.47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378cm" svg:height="0.522cm" svg:x="6.237cm" svg:y="9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3" draw:layer="layout" svg:width="5.002cm" svg:height="4.128cm" svg:x="15.588cm" svg:y="15.287cm">
          <draw:image xlink:href="Pictures/100000000000016900000104B643A53FCAE447E7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3" draw:layer="layout" svg:width="19.589cm" svg:height="3.043cm" svg:x="1cm" svg:y="2cm">
          <draw:image xlink:href="Pictures/10000000000002F700000076DA0B9AA5310C5CB3.png" xlink:type="simple" xlink:show="embed" xlink:actuate="onLoad" draw:mime-type="image/png">
            <text:p/>
          </draw:image>
        </draw:frame>
        <draw:frame draw:style-name="gr3" draw:text-style-name="P5" draw:layer="layout" svg:width="2.222cm" svg:height="0.962cm" svg:x="0.583cm" svg:y="1.182cm">
          <draw:text-box>
            <text:p text:style-name="P4"><text:span text:style-name="T2"><text:s/></text:span><text:span text:style-name="T2">14.4</text:span></text:p>
          </draw:text-box>
        </draw:frame>
        <draw:frame draw:style-name="gr2" draw:text-style-name="P3" draw:layer="layout" svg:width="14.604cm" svg:height="9.208cm" svg:x="1.001cm" svg:y="5.127cm">
          <draw:image xlink:href="Pictures/10000000000003210000017EB87B9BC246217D6B.png" xlink:type="simple" xlink:show="embed" xlink:actuate="onLoad" draw:mime-type="image/png">
            <text:p/>
          </draw:image>
        </draw:frame>
        <draw:frame draw:style-name="gr2" draw:text-style-name="P3" draw:layer="layout" svg:width="4.985cm" svg:height="4.332cm" svg:x="15.605cm" svg:y="5.156cm">
          <draw:image xlink:href="Pictures/1000000000000113000000EF14962FDD505C800F.png" xlink:type="simple" xlink:show="embed" xlink:actuate="onLoad" draw:mime-type="image/png">
            <text:p/>
          </draw:image>
        </draw:frame>
        <draw:frame draw:style-name="gr3" draw:text-style-name="P5" draw:layer="layout" svg:width="2.222cm" svg:height="0.962cm" svg:x="0.583cm" svg:y="1.182cm">
          <draw:text-box>
            <text:p text:style-name="P4"><text:span text:style-name="T2"><text:s/></text:span><text:span text:style-name="T2">14.6</text:span></text:p>
          </draw:text-box>
        </draw:frame>
        <draw:frame draw:style-name="gr3" draw:text-style-name="P5" draw:layer="layout" svg:width="2.222cm" svg:height="0.962cm" svg:x="0.583cm" svg:y="14.652cm">
          <draw:text-box>
            <text:p text:style-name="P4"><text:span text:style-name="T2"><text:s/></text:span><text:span text:style-name="T2">14.7</text:span></text:p>
          </draw:text-box>
        </draw:frame>
        <draw:frame draw:style-name="gr2" draw:text-style-name="P3" draw:layer="layout" svg:width="19.589cm" svg:height="1.509cm" svg:x="1cm" svg:y="15.505cm">
          <draw:image xlink:href="Pictures/1000000000000427000000524BB3D9C029700B12.png" xlink:type="simple" xlink:show="embed" xlink:actuate="onLoad" draw:mime-type="image/png">
            <text:p/>
          </draw:image>
        </draw:frame>
        <draw:frame draw:style-name="gr2" draw:text-style-name="P3" draw:layer="layout" svg:width="19.589cm" svg:height="7.539cm" svg:x="1.001cm" svg:y="16.956cm">
          <draw:image xlink:href="Pictures/10000000000002F00000014665002849C1E910BC.png" xlink:type="simple" xlink:show="embed" xlink:actuate="onLoad" draw:mime-type="image/png">
            <text:p/>
          </draw:image>
        </draw:frame>
        <draw:frame draw:style-name="gr2" draw:text-style-name="P3" draw:layer="layout" svg:width="19.589cm" svg:height="2.428cm" svg:x="1.001cm" svg:y="24.512cm">
          <draw:image xlink:href="Pictures/10000000000003000000007932B53F568F49C96A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2" draw:text-style-name="P3" draw:layer="layout" svg:width="19.589cm" svg:height="1.991cm" svg:x="1.001cm" svg:y="1.905cm">
          <draw:image xlink:href="Pictures/10000000000002F50000004D4C071545C7D6EB1E.png" xlink:type="simple" xlink:show="embed" xlink:actuate="onLoad" draw:mime-type="image/png">
            <text:p/>
          </draw:image>
        </draw:frame>
        <draw:frame draw:style-name="gr3" draw:text-style-name="P5" draw:layer="layout" svg:width="2.222cm" svg:height="0.962cm" svg:x="0.583cm" svg:y="1.052cm">
          <draw:text-box>
            <text:p text:style-name="P4"><text:span text:style-name="T2"><text:s/></text:span><text:span text:style-name="T2">14.8</text:span></text:p>
          </draw:text-box>
        </draw:frame>
        <draw:frame draw:style-name="gr2" draw:text-style-name="P3" draw:layer="layout" svg:width="19.589cm" svg:height="5.914cm" svg:x="1.001cm" svg:y="4.01cm">
          <draw:image xlink:href="Pictures/1000000000000328000000F48AC0598096481E4E.png" xlink:type="simple" xlink:show="embed" xlink:actuate="onLoad" draw:mime-type="image/png">
            <text:p/>
          </draw:image>
        </draw:frame>
        <draw:frame draw:style-name="gr2" draw:text-style-name="P3" draw:layer="layout" svg:width="7.829cm" svg:height="6.883cm" svg:x="1.108cm" svg:y="9.942cm">
          <draw:image xlink:href="Pictures/10000000000000F8000000DA14EA7C4DEADCA2FD.png" xlink:type="simple" xlink:show="embed" xlink:actuate="onLoad" draw:mime-type="image/png">
            <text:p/>
          </draw:image>
        </draw:frame>
        <draw:frame draw:style-name="gr2" draw:text-style-name="P3" draw:layer="layout" svg:width="11.65cm" svg:height="3.199cm" svg:x="8.94cm" svg:y="9.911cm">
          <draw:image xlink:href="Pictures/1000000000000258000000A9A0465AE79C031687.png" xlink:type="simple" xlink:show="embed" xlink:actuate="onLoad" draw:mime-type="image/png">
            <text:p/>
          </draw:image>
        </draw:frame>
        <draw:frame draw:style-name="gr2" draw:text-style-name="P3" draw:layer="layout" svg:width="11.65cm" svg:height="3.199cm" svg:x="8.94cm" svg:y="13.093cm">
          <draw:image xlink:href="Pictures/1000000000000258000000A9A0465AE79C031687.png" xlink:type="simple" xlink:show="embed" xlink:actuate="onLoad" draw:mime-type="image/png">
            <text:p/>
          </draw:image>
        </draw:frame>
        <draw:frame draw:style-name="gr2" draw:text-style-name="P3" draw:layer="layout" svg:width="19.589cm" svg:height="2.122cm" svg:x="1.001cm" svg:y="17.898cm">
          <draw:image xlink:href="Pictures/10000000000003070000005431AFC2C9969FC3F1.png" xlink:type="simple" xlink:show="embed" xlink:actuate="onLoad" draw:mime-type="image/png">
            <text:p/>
          </draw:image>
        </draw:frame>
        <draw:frame draw:style-name="gr3" draw:text-style-name="P5" draw:layer="layout" svg:width="2.222cm" svg:height="0.962cm" svg:x="0.582cm" svg:y="17.045cm">
          <draw:text-box>
            <text:p text:style-name="P4"><text:span text:style-name="T2"><text:s/></text:span><text:span text:style-name="T2">14.9</text:span></text:p>
          </draw:text-box>
        </draw:frame>
        <draw:frame draw:style-name="gr2" draw:text-style-name="P3" draw:layer="layout" svg:width="14.605cm" svg:height="6.747cm" svg:x="1cm" svg:y="20.093cm">
          <draw:image xlink:href="Pictures/100000000000030C0000019B007FCC177DC73371.png" xlink:type="simple" xlink:show="embed" xlink:actuate="onLoad" draw:mime-type="image/png">
            <text:p/>
          </draw:image>
        </draw:frame>
        <draw:frame draw:style-name="gr2" draw:text-style-name="P3" draw:layer="layout" svg:width="4.985cm" svg:height="6.35cm" svg:x="15.605cm" svg:y="20.15cm">
          <draw:image xlink:href="Pictures/1000000000000161000000F69D7CDB92346436DD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4" draw:text-style-name="P5" draw:layer="layout" svg:width="2.223cm" svg:height="1.739cm" svg:x="0.682cm" svg:y="0.335cm">
          <draw:text-box>
            <text:p text:style-name="P4"><text:span text:style-name="T2"><text:s/></text:span><text:span text:style-name="T2">14.10</text:span></text:p>
          </draw:text-box>
        </draw:frame>
        <draw:frame draw:style-name="gr2" draw:text-style-name="P3" draw:layer="layout" svg:width="19.589cm" svg:height="1.213cm" svg:x="1.001cm" svg:y="1.852cm">
          <draw:image xlink:href="Pictures/100000000000043800000043B3906B24CAC6612F.png" xlink:type="simple" xlink:show="embed" xlink:actuate="onLoad" draw:mime-type="image/png">
            <text:p/>
          </draw:image>
        </draw:frame>
        <draw:frame draw:style-name="gr2" draw:text-style-name="P3" draw:layer="layout" svg:width="19.589cm" svg:height="3.77cm" svg:x="1.001cm" svg:y="3.122cm">
          <draw:image xlink:href="Pictures/10000000000003250000009BE7E805160ABA6771.png" xlink:type="simple" xlink:show="embed" xlink:actuate="onLoad" draw:mime-type="image/png">
            <text:p/>
          </draw:image>
        </draw:frame>
        <draw:custom-shape draw:style-name="gr15" draw:text-style-name="P8" draw:layer="layout" svg:width="1.588cm" svg:height="0.317cm" draw:transform="rotate (-1.5707963267949) translate (1.317cm 4.492cm)">
          <text:p/>
          <draw:enhanced-geometry svg:viewBox="0 0 21600 21600" draw:mirror-vertical="true" draw:type="rectangle" draw:enhanced-path="M 0 0 L 21600 0 21600 21600 0 21600 0 0 Z N"/>
        </draw:custom-shape>
        <draw:frame draw:style-name="gr14" draw:text-style-name="P5" draw:layer="layout" svg:width="2.223cm" svg:height="1.739cm" svg:x="0.682cm" svg:y="6.563cm">
          <draw:text-box>
            <text:p text:style-name="P4"><text:span text:style-name="T2"><text:s/></text:span><text:span text:style-name="T2">14.11</text:span></text:p>
          </draw:text-box>
        </draw:frame>
        <draw:frame draw:style-name="gr2" draw:text-style-name="P3" draw:layer="layout" svg:width="19.589cm" svg:height="0.729cm" svg:x="1cm" svg:y="8.108cm">
          <draw:image xlink:href="Pictures/1000000000000430000000287C273AD46D43AE6A.png" xlink:type="simple" xlink:show="embed" xlink:actuate="onLoad" draw:mime-type="image/png">
            <text:p/>
          </draw:image>
        </draw:frame>
        <draw:frame draw:style-name="gr2" draw:text-style-name="P3" draw:layer="layout" svg:width="19.589cm" svg:height="7.303cm" svg:x="1.001cm" svg:y="8.937cm">
          <draw:image xlink:href="Pictures/100000000000031F0000015ED256CD859E86972A.png" xlink:type="simple" xlink:show="embed" xlink:actuate="onLoad" draw:mime-type="image/png">
            <text:p/>
          </draw:image>
        </draw:frame>
        <draw:frame draw:style-name="gr2" draw:text-style-name="P3" draw:layer="layout" svg:width="19.59cm" svg:height="5.686cm" svg:x="1cm" svg:y="16.269cm">
          <draw:image xlink:href="Pictures/10000000000002B3000000D77BE2590CB27F18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9T19:53:14.864270637</meta:creation-date>
    <dc:date>2021-01-19T21:44:57.623678998</dc:date>
    <meta:editing-duration>PT15M23S</meta:editing-duration>
    <meta:editing-cycles>5</meta:editing-cycles>
    <meta:generator>LibreOffice/7.0.4.2$Linux_X86_64 LibreOffice_project/00$Build-2</meta:generator>
    <meta:document-statistic meta:object-count="65"/>
  </office:meta>
</office:document-meta>
</file>

<file path=Object 1/content.xml><?xml version="1.0" encoding="utf-8"?>
<math xmlns="http://www.w3.org/1998/Math/MathML" display="block">
  <semantics>
    <mover accent="true">
      <mi>j</mi>
      <mo stretchy="false">^</mo>
    </mover>
    <annotation encoding="StarMath 5.0">hat j</annotation>
  </semantics>
</math>
</file>

<file path=Object 2/content.xml><?xml version="1.0" encoding="utf-8"?>
<math xmlns="http://www.w3.org/1998/Math/MathML" display="block">
  <semantics>
    <mover accent="true">
      <mi>i</mi>
      <mo stretchy="false">^</mo>
    </mover>
    <annotation encoding="StarMath 5.0">hat i</annotation>
  </semantics>
</math>
</file>

<file path=Object 3/content.xml><?xml version="1.0" encoding="utf-8"?>
<math xmlns="http://www.w3.org/1998/Math/MathML" display="block">
  <semantics>
    <mover accent="true">
      <mi>i</mi>
      <mo stretchy="false">^</mo>
    </mover>
    <annotation encoding="StarMath 5.0">hat i</annotation>
  </semantics>
</math>
</file>

<file path=Object 4/content.xml><?xml version="1.0" encoding="utf-8"?>
<math xmlns="http://www.w3.org/1998/Math/MathML" display="block">
  <semantics>
    <mover accent="true">
      <mi>i</mi>
      <mo stretchy="false">^</mo>
    </mover>
    <annotation encoding="StarMath 5.0">hat i</annotation>
  </semantics>
</math>
</file>